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AF0000021293AA215E7880C351.png" manifest:media-type="image/png"/>
  <manifest:file-entry manifest:full-path="Pictures/100021B200008D2E00004F60B312A649B9EEC188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subtitle">
      <style:graphic-properties draw:fill-color="#ffffff" draw:auto-grow-height="true" fo:min-height="10.548cm"/>
    </style:style>
    <style:style style:name="pr2" style:family="presentation" style:parent-style-name="Metropolis-title">
      <style:graphic-properties fo:min-height="2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ize="20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2cm" svg:height="10.548cm" svg:x="1.4cm" svg:y="3.8cm" presentation:class="subtitle">
          <draw:text-box>
            <text:p><text:span text:style-name="T1">Modern High Performance</text:span></text:p>
            <text:p><text:span text:style-name="T1">C++ Web Framework for REST API</text:span></text:p>
            <text:p><text:span text:style-name="T1">with Database &amp; JSON Support</text:span></text:p>
            <text:p><text:span text:style-name="T2">Powered by POCO C++ &amp; RapidJSON</text:span></text:p>
          </draw:text-box>
        </draw:frame>
        <draw:frame presentation:style-name="pr2" draw:layer="layout" svg:width="14.8cm" svg:height="2cm" svg:x="6.6cm" svg:y="0.6cm" presentation:class="title" presentation:user-transformed="true">
          <draw:text-box>
            <text:p>Project Co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93AA215E7880C351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07T00:44:51.721410048</meta:creation-date>
    <meta:editing-duration>PT14M6S</meta:editing-duration>
    <meta:editing-cycles>8</meta:editing-cycles>
    <meta:generator>LibreOffice/6.3.3.2$Linux_X86_64 LibreOffice_project/30$Build-2</meta:generator>
    <dc:title>Metropolis</dc:title>
    <dc:date>2019-12-08T00:04:40.270094727</dc:date>
    <meta:document-statistic meta:object-count="26"/>
  </office:meta>
</office:document-meta>
</file>